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28" office:value-type="string" calcext:value-type="string" table:number-columns-spanned="3" table:number-rows-spanned="1">
            <text:p>Day to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69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28" office:value-type="string" calcext:value-type="string" table:number-columns-spanned="3" table:number-rows-spanned="1">
            <text:p>Drip It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69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table:style-name="ce57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/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6:09:19.229628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1T14:54:46.947187359</dc:date>
    <meta:editing-duration>P63DT14H34M47S</meta:editing-duration>
    <meta:editing-cycles>1105</meta:editing-cycles>
    <meta:document-statistic meta:table-count="10" meta:cell-count="1173" meta:object-count="0"/>
  </office:meta>
</office:document-meta>
</file>